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13.77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>
      <style:text-properties officeooo:rsid="001f9b62"/>
    </style:style>
    <style:style style:name="P11" style:family="paragraph" style:parent-style-name="Text_20_body">
      <style:paragraph-properties fo:text-align="center" style:justify-single-word="false"/>
      <style:text-properties officeooo:rsid="001f9b62" officeooo:paragraph-rsid="001f9b62"/>
    </style:style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Khosta : Sistema de Gestão Penitenciária</text:span></text:h>
      <text:h text:style-name="Heading_20_2" text:outline-level="2"><text:span text:style-name="Strong_20_Emphasis">1. Introdução</text:span></text:h>
      <text:h text:style-name="Heading_20_3" text:outline-level="3"><text:span text:style-name="Strong_20_Emphasis">1.1 Contextualização do Tema</text:span></text:h>
      <text:p text:style-name="Text_20_body">O sistema penitenciário enfrenta diversos desafios na gestão de reclusos, visitantes e registos, sobretudo quando os processos são manuais ou pouco eficazes. A falta de organização e transparência pode levar a erros administrativos, fugas, visitas não autorizadas e dificuldades na emissão de relatórios.</text:p>
      <text:p text:style-name="Text_20_body">A informatização da gestão penal surge como uma solução para melhorar o controlo de dados, reforçar a segurança e agilizar processos burocráticos. O <text:span text:style-name="Strong_20_Emphasis">Khosta </text:span>propõe-se a ser um sistema moderno, intuitivo e seguro, capaz de centralizar todas as operações essenciais de uma instituição prisional.</text:p>
      <text:h text:style-name="Heading_20_3" text:outline-level="3"><text:span text:style-name="Strong_20_Emphasis">1.2 Problema de Investigação</text:span></text:h>
      <text:p text:style-name="Text_20_body">Actualmente, muitos estabelecimentos prisionais ainda dependem de registos manuais ou sistemas desactualizados, o que gera diversos problemas, tais como:</text:p>
      <text:list text:style-name="L1">
        <text:list-item>
          <text:p text:style-name="P1"><text:span text:style-name="Strong_20_Emphasis">Falta de controlo eficaz</text:span> sobre o movimento de reclusos e visitantes.</text:p>
        </text:list-item>
        <text:list-item>
          <text:p text:style-name="P1"><text:span text:style-name="Strong_20_Emphasis">Dificuldade na emissão de relatórios</text:span> actualizados e fiáveis.</text:p>
        </text:list-item>
        <text:list-item>
          <text:p text:style-name="P1"><text:span text:style-name="Strong_20_Emphasis">Riscos de segurança</text:span> devido a permissões mal definidas ou acesso indevido a informações.</text:p>
        </text:list-item>
        <text:list-item>
          <text:p text:style-name="P1"><text:span text:style-name="Strong_20_Emphasis">Processos morosos e sujeitos a erros</text:span>, afectando a produtividade dos agentes prisionais.</text:p>
        </text:list-item>
      </text:list>
      <text:h text:style-name="Heading_20_3" text:outline-level="3"><text:span text:style-name="Strong_20_Emphasis">1.3 Justificação</text:span></text:h>
      <text:p text:style-name="Text_20_body">A implementação do <text:span text:style-name="Strong_20_Emphasis">Khosta Penal</text:span> justifica-se pela necessidade de modernizar a gestão prisional, trazendo benefícios como:</text:p>
      <text:list text:style-name="L2">
        <text:list-item>
          <text:p text:style-name="P2"><text:span text:style-name="Strong_20_Emphasis">Maior transparência</text:span> nos registos de reclusos e visitas.</text:p>
        </text:list-item>
        <text:list-item>
          <text:p text:style-name="P2"><text:span text:style-name="Strong_20_Emphasis">Redução de erros humanos</text:span> através da automatização de processos.</text:p>
        </text:list-item>
        <text:list-item>
          <text:p text:style-name="P2"><text:span text:style-name="Strong_20_Emphasis">Segurança reforçada</text:span> com permissões de acesso baseadas em perfis de utilizador.</text:p>
        </text:list-item>
        <text:list-item>
          <text:p text:style-name="P2"><text:span text:style-name="Strong_20_Emphasis">Emissão rápida de relatórios</text:span> para análise e tomada de decisões.</text:p>
        </text:list-item>
      </text:list>
      <text:h text:style-name="Heading_20_3" text:outline-level="3"><text:span text:style-name="Strong_20_Emphasis">1.4 Objectivo Geral</text:span></text:h>
      <text:p text:style-name="Text_20_body">Desenvolver um sistema de gestão penal (<text:span text:style-name="Strong_20_Emphasis">Khosta Penal</text:span>) que permita o controlo eficaz de reclusos, visitantes e relatórios, com permissões de acesso diferenciadas consoante o perfil do utilizador.</text:p>
      <text:h text:style-name="Heading_20_3" text:outline-level="3"><text:span text:style-name="Strong_20_Emphasis">1.5 Objectivos Específicos</text:span></text:h>
      <text:list text:style-name="L3">
        <text:list-item>
          <text:p text:style-name="P3"><text:span text:style-name="Strong_20_Emphasis">Criar uma interface funcional</text:span> para registo e consulta de reclusos.</text:p>
        </text:list-item>
        <text:list-item>
          <text:p text:style-name="P3"><text:span text:style-name="Strong_20_Emphasis">Implementar um sistema de permissões</text:span> baseado em tipos de utilizador (administrador, agente prisional, director).</text:p>
        </text:list-item>
        <text:list-item>
          <text:p text:style-name="P3"><text:soft-page-break/><text:span text:style-name="Strong_20_Emphasis">Permitir a gestão de visitantes</text:span> e a emissão de relatórios automáticos.</text:p>
        </text:list-item>
        <text:list-item>
          <text:p text:style-name="P3"><text:span text:style-name="Strong_20_Emphasis">Utilizar tecnologias web modernas</text:span>, como <text:span text:style-name="Strong_20_Emphasis">HTML, CSS, JavaScript, Tailwind CSS e LocalStorage</text:span>, para garantir uma experiência responsiva e eficiente.</text:p>
        </text:list-item>
      </text:list>
      <text:p text:style-name="Text_20_body">Este sistema visa revolucionar a gestão prisional, tornando-a mais segura, organizada e eficaz.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Perfeito! A seguir, apresento a seção 2. Descrição do Projeto, de forma aprofundada, clara e formal, mantendo o estilo da introdução:</text:span></text:p>
      <text:p text:style-name="Horizontal_20_Line"/>
      <text:h text:style-name="Heading_20_2" text:outline-level="2">2. Descrição do Projeto</text:h>
      <text:h text:style-name="Heading_20_3" text:outline-level="3">2.1 Visão Geral</text:h>
      <text:p text:style-name="Text_20_body">O <text:span text:style-name="Strong_20_Emphasis">Khosta Penal</text:span> é um sistema web desenvolvido com o propósito de otimizar a gestão administrativa de estabelecimentos prisionais. O projeto visa digitalizar e centralizar informações cruciais, como o registo de reclusos, controle de visitas e emissão de relatórios, proporcionando um ambiente mais seguro, transparente e eficiente. O sistema foi projetado para ser intuitivo e responsivo, utilizando tecnologias web modernas (HTML, CSS, JavaScript, Tailwind CSS) e armazenamento local (LocalStorage) para persistência de dados em ambiente local.</text:p>
      <text:p text:style-name="Text_20_body">A plataforma permite que diferentes perfis de utilizador (administrador, agente prisional, diretor) acedam a funcionalidades específicas conforme as suas permissões, reforçando a segurança e a organização dos processos internos da instituição prisional.</text:p>
      <text:p text:style-name="Horizontal_20_Line"/>
      <text:h text:style-name="Heading_20_3" text:outline-level="3">2.2 Estrutura do Sistema</text:h>
      <text:p text:style-name="Text_20_body">O <text:span text:style-name="Strong_20_Emphasis">Khosta Penal</text:span> é composto por um conjunto de páginas que representam as principais funcionalidades da aplicação. A estrutura modular facilita a navegação e a manutenção do sistema, além de permitir futuras expansões. Abaixo, descrevem-se as páginas atualmente implementadas (ou previstas):</text:p>
      <text:list text:style-name="L4">
        <text:list-item>
          <text:p text:style-name="P4"><text:span text:style-name="Strong_20_Emphasis"><text:span text:style-name="Source_20_Text">index.html</text:span></text:span><text:span text:style-name="Strong_20_Emphasis"> – Tela de Login</text:span><text:line-break/>Página inicial do sistema, onde os utilizadores se autenticam com credenciais válidas. A autenticação básica é realizada no lado do cliente, validando os dados contra os perfis definidos no sistema. Cada utilizador é redirecionado ao painel com permissões específicas.</text:p>
        </text:list-item>
        <text:list-item>
          <text:p text:style-name="P4"><text:span text:style-name="Strong_20_Emphasis"><text:span text:style-name="Source_20_Text">dashboard.html</text:span></text:span><text:span text:style-name="Strong_20_Emphasis"> – Painel Principal</text:span><text:line-break/>Página central que exibe as principais informações e atalhos do sistema. Dependendo do tipo de utilizador, o painel apresenta opções como: cadastrar reclusos, visualizar listas, gerar relatórios e controlar o acesso de visitantes. É o ponto de partida para todas as operações administrativas.</text:p>
        </text:list-item>
        <text:list-item>
          <text:p text:style-name="P4"><text:span text:style-name="Strong_20_Emphasis"><text:span text:style-name="Source_20_Text">cadastro.html</text:span></text:span><text:span text:style-name="Strong_20_Emphasis"> – Cadastro de Reclusos</text:span><text:line-break/>Interface dedicada ao registo de informações dos reclusos. Inclui campos como nome, <text:soft-page-break/>número de identificação, crime cometido, data de entrada, tempo de pena, entre outros. Esta página permite também a edição de dados já registados.</text:p>
        </text:list-item>
        <text:list-item>
          <text:p text:style-name="P4"><text:span text:style-name="Strong_20_Emphasis"><text:span text:style-name="Source_20_Text">lista.html</text:span></text:span><text:span text:style-name="Strong_20_Emphasis"> – Listagem e Busca de Reclusos</text:span><text:line-break/>Página que exibe todos os reclusos cadastrados no sistema, com opção de busca por nome, número de identificação ou tipo de delito. A listagem é dinâmica e utiliza filtros para facilitar o acesso às informações.</text:p>
        </text:list-item>
        <text:list-item>
          <text:p text:style-name="P4"><text:span text:style-name="Strong_20_Emphasis"><text:span text:style-name="Source_20_Text">relatorios.html</text:span></text:span><text:span text:style-name="Strong_20_Emphasis"> – Relatórios Administrativos</text:span><text:line-break/>Módulo voltado à geração e visualização de relatórios. Permite consolidar dados sobre reclusos, movimentações, tempo de permanência e outros indicadores úteis para a tomada de decisões estratégicas.</text:p>
        </text:list-item>
        <text:list-item>
          <text:p text:style-name="P4"><text:span text:style-name="Strong_20_Emphasis"><text:span text:style-name="Source_20_Text">visitantes.html</text:span></text:span><text:span text:style-name="Strong_20_Emphasis"> – Cadastro de Visitantes (em desenvolvimento)</text:span><text:line-break/>Página futura que permitirá o registo e controle de visitantes autorizados, incluindo nome, grau de parentesco, datas de visitas e permissões específicas. Esta funcionalidade visa reforçar o controlo de entradas e saídas, além de prevenir visitas não autorizadas.</text:p>
        </text:list-item>
      </text:list>
      <text:p text:style-name="Text_20_body"><text:span text:style-name="Strong_20_Emphasis">2.2.1 Deploy na Nuvem</text:span><text:line-break/>Para facilitar o acesso remoto e os testes do sistema, o <text:span text:style-name="Emphasis">Khosta Penal</text:span> foi publicado na plataforma <text:span text:style-name="Strong_20_Emphasis">Vercel</text:span>, que oferece deploy contínuo para aplicações web estáticas ou baseadas em frontend moderno.</text:p>
      <text:p text:style-name="Text_20_body">O deploy permite que o sistema seja acessado via navegador, sem necessidade de instalação local. Isso facilita a demonstração, testes em diferentes dispositivos e o uso por múltiplos usuários simultaneamente (em ambiente de demonstração).</text:p>
      <text:p text:style-name="Text_20_body"/>
      <text:p text:style-name="Horizontal_20_Line"/>
      <text:p text:style-name="Text_20_body">Essa estrutura garante uma organização lógica das funcionalidades, promovendo uma experiência de utilização fluida e adequada às necessidades do ambiente prisional. O sistema foi concebido de forma escalável, permitindo a inclusão de novos módulos sem comprometer a estabilidade ou a usabilidade da aplicação.</text:p>
      <text:p text:style-name="Horizontal_20_Line"/>
      <text:p text:style-name="Text_20_body">Se desejar, posso agora seguir para a próxima seção: <text:span text:style-name="Strong_20_Emphasis">3. Requisitos Funcionais e Não Funcionais</text:span>. Deseja continuar?</text:p>
      <text:p text:style-name="Text_20_body"><text:span text:style-name="Strong_20_Emphasis"/></text:p>
      <text:p text:style-name="Horizontal_20_Line"/>
      <text:h text:style-name="Heading_20_2" text:outline-level="2"><text:span text:style-name="Strong_20_Emphasis">3. Requisitos do Sistema</text:span></text:h>
      <text:p text:style-name="Text_20_body">A definição dos requisitos é fundamental para garantir que o sistema <text:span text:style-name="Strong_20_Emphasis">Khosta Penal</text:span> atenda às necessidades funcionais e operacionais do ambiente prisional. Esta seção apresenta os requisitos funcionais e não funcionais identificados durante o levantamento e planejamento do projeto.</text:p>
      <text:p text:style-name="Horizontal_20_Line"/>
      <text:h text:style-name="Heading_20_3" text:outline-level="3"><text:soft-page-break/>3.1 Requisitos Funcionais</text:h>
      <text:p text:style-name="Text_20_body">Os requisitos funcionais representam as <text:span text:style-name="Strong_20_Emphasis">funcionalidades essenciais</text:span> que o sistema deve oferecer para cumprir seus objetivos. Eles descrevem comportamentos esperados e interações entre os utilizadores e o sistema:</text:p>
      <text:list text:style-name="L5">
        <text:list-item>
          <text:p text:style-name="P5"><text:span text:style-name="Strong_20_Emphasis">RF01: Login de usuário com tipo (admin, agente, diretor)</text:span><text:line-break/>O sistema deve permitir que diferentes perfis de utilizador realizem login. Após a autenticação, o utilizador será redirecionado ao painel correspondente ao seu nível de acesso (administrador, agente prisional ou diretor).</text:p>
        </text:list-item>
        <text:list-item>
          <text:p text:style-name="P5"><text:span text:style-name="Strong_20_Emphasis">RF02: Cadastro e edição de prisioneiros</text:span><text:line-break/>Deve ser possível inserir novos registos de reclusos, com dados como nome, identificação, crime, data de entrada, tempo de pena, entre outros. Também é necessário permitir a edição dessas informações conforme necessário.</text:p>
        </text:list-item>
        <text:list-item>
          <text:p text:style-name="P5"><text:span text:style-name="Strong_20_Emphasis">RF03: Listagem e filtro de prisioneiros</text:span><text:line-break/>O sistema deve listar todos os prisioneiros cadastrados, com possibilidade de aplicar filtros por nome, tipo de crime, situação penal, entre outros critérios relevantes.</text:p>
        </text:list-item>
        <text:list-item>
          <text:p text:style-name="P5"><text:span text:style-name="Strong_20_Emphasis">RF04: Geração de relatórios por situação, crime, etc.</text:span><text:line-break/>O sistema deve gerar relatórios com base em parâmetros selecionados, como tipo de crime, situação (preventiva, condenatória, em liberdade condicional), tempo de pena, entre outros, para fins de análise e tomada de decisão.</text:p>
        </text:list-item>
        <text:list-item>
          <text:p text:style-name="P5"><text:span text:style-name="Strong_20_Emphasis">RF05: Controle de visitantes (opcional)</text:span><text:line-break/>Deve ser possível, futuramente, registrar e controlar o acesso de visitantes, com dados como nome, parentesco, datas e horários de visita, e prisioneiro relacionado.</text:p>
        </text:list-item>
        <text:list-item>
          <text:p text:style-name="P5"><text:span text:style-name="Strong_20_Emphasis">RF06: Interface de administração de usuários (admin)</text:span><text:line-break/>Utilizadores com perfil de administrador devem poder cadastrar, editar ou remover outros utilizadores do sistema, definindo seus respectivos perfis de acesso.</text:p>
        </text:list-item>
        <text:list-item>
          <text:p text:style-name="P5"><text:span text:style-name="Strong_20_Emphasis">RF07: Controle de permissões por perfil</text:span><text:line-break/>Cada tipo de utilizador terá acesso apenas às funcionalidades autorizadas. Por exemplo, agentes não poderão editar perfis de utilizadores, e diretores poderão acessar relatórios estratégicos.</text:p>
        </text:list-item>
      </text:list>
      <text:p text:style-name="Horizontal_20_Line"/>
      <text:h text:style-name="Heading_20_3" text:outline-level="3">3.2 Requisitos Não Funcionais</text:h>
      <text:p text:style-name="Text_20_body">Os requisitos não funcionais determinam <text:span text:style-name="Strong_20_Emphasis">características de qualidade</text:span> do sistema, como desempenho, usabilidade, arquitetura e restrições tecnológicas. No contexto do <text:span text:style-name="Strong_20_Emphasis">Khosta Penal</text:span>, destacam-se:</text:p>
      <text:list text:style-name="L6">
        <text:list-item>
          <text:p text:style-name="P6"><text:span text:style-name="Strong_20_Emphasis">RNF01: Interface responsiva (TailwindCSS)</text:span><text:line-break/>A interface do sistema deve adaptar-se a diferentes tamanhos de tela (desktop, tablet, mobile), garantindo uma boa experiência de utilização em qualquer dispositivo.</text:p>
        </text:list-item>
        <text:list-item>
          <text:p text:style-name="P6"><text:span text:style-name="Strong_20_Emphasis">RNF02: Persistência local via LocalStorage</text:span><text:line-break/>Os dados devem ser armazenados localmente no navegador, utilizando a API LocalStorage, <text:soft-page-break/>possibilitando o uso offline em ambientes restritos, sem necessidade de conexão com servidor externo.</text:p>
        </text:list-item>
        <text:list-item>
          <text:p text:style-name="P6"><text:span text:style-name="Strong_20_Emphasis">RNF03: Usabilidade e feedback visual com SweetAlert2</text:span><text:line-break/>O sistema deve utilizar feedbacks visuais claros (como notificações de sucesso, erro e confirmação) através da biblioteca SweetAlert2, proporcionando uma interação mais amigável e compreensível.</text:p>
        </text:list-item>
        <text:list-item>
          <text:p text:style-name="P6"><text:span text:style-name="Strong_20_Emphasis">RNF04: Código modularizado em arquivos JS</text:span><text:line-break/>O código JavaScript deve ser organizado de forma modular, com separação de responsabilidades por arquivos, facilitando a manutenção, reutilização e expansão do sistema.</text:p>
        </text:list-item>
      </text:list>
      <text:p text:style-name="Horizontal_20_Line"/>
      <text:p text:style-name="Text_20_body">Com esses requisitos, o <text:span text:style-name="Strong_20_Emphasis">Khosta Penal</text:span> assegura não apenas as funcionalidades necessárias para uma gestão penal eficiente, mas também uma experiência de uso moderna, segura e alinhada com as boas práticas de desenvolvimento web.</text:p>
      <text:p text:style-name="Text_20_body"><text:span text:style-name="Strong_20_Emphasis"/></text:p>
      <text:p text:style-name="Horizontal_20_Line"/>
      <text:h text:style-name="Heading_20_2" text:outline-level="2"><text:span text:style-name="Strong_20_Emphasis">4. Diagramas de Modelagem</text:span></text:h>
      <text:list text:style-name="L7">
        <text:list-item>
          <text:p text:style-name="P7"><text:span text:style-name="Strong_20_Emphasis">4.1 Diagrama de Casos de Uso</text:span><text:line-break/>Inclui atores: Admin, Agente, Diretor; casos como "Cadastrar Prisioneiro", "Gerar Relatório", "Gerenciar Usuários", "Ver Visitantes".</text:p>
        </text:list-item>
        <text:list-item>
          <text:p text:style-name="P7"><text:span text:style-name="Strong_20_Emphasis">4.2 Diagrama de Classes (simplificado para JS)</text:span><text:line-break/>Mostrar entidades: <text:span text:style-name="Source_20_Text">Usuario</text:span>, <text:span text:style-name="Source_20_Text">Prisioneiro</text:span>, <text:span text:style-name="Source_20_Text">Visitante</text:span>, com atributos e métodos.</text:p>
        </text:list-item>
        <text:list-item>
          <text:p text:style-name="P7"><text:span text:style-name="Strong_20_Emphasis">4.3 Diagrama de Atividades</text:span><text:line-break/>Mostrar fluxo: login → dashboard → ações conforme permissões.</text:p>
        </text:list-item>
      </text:list>
      <text:p text:style-name="Horizontal_20_Line"/>
      <text:p text:style-name="Text_20_body"><text:span text:style-name="Strong_20_Emphasis">Perfeito! Abaixo está a seção 5. Tecnologias Utilizadas, de forma detalhada, formal e coesa com as demais partes da documentação do projeto Khosta Penal:</text:span></text:p>
      <text:p text:style-name="Horizontal_20_Line"/>
      <text:p text:style-name="Text_20_body"><text:span text:style-name="Strong_20_Emphasis">Claro! Abaixo está a seção atualizada 5. Tecnologias Utilizadas, agora com a inclusão do uso da Vercel como plataforma de hospedagem, redigida de forma detalhada e integrada ao restante da documentação:</text:span></text:p>
      <text:p text:style-name="Horizontal_20_Line"/>
      <text:h text:style-name="Heading_20_2" text:outline-level="2">5. Tecnologias Utilizadas</text:h>
      <text:p text:style-name="Text_20_body">O desenvolvimento do sistema <text:span text:style-name="Strong_20_Emphasis">Khosta Penal</text:span> fundamenta-se em tecnologias web modernas e acessíveis, escolhidas estrategicamente para oferecer uma solução eficiente, responsiva e de fácil manutenção. A integração dessas tecnologias possibilita uma execução fluida tanto em ambientes locais quanto online, assegurando escalabilidade e flexibilidade.</text:p>
      <text:p text:style-name="Text_20_body"><text:soft-page-break/>A tabela a seguir descreve cada tecnologia utilizada e sua respectiva finalidade dentro do projeto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<text:span text:style-name="Strong_20_Emphasis">Tecnologia</text:span></text:p>
            </table:table-cell>
            <table:table-cell table:style-name="Tabela1.A1" office:value-type="string">
              <text:p text:style-name="Table_20_Heading"><text:span text:style-name="Strong_20_Emphasis">Finalidade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HTML5</text:span></text:p>
          </table:table-cell>
          <table:table-cell table:style-name="Tabela1.A1" office:value-type="string">
            <text:p text:style-name="Table_20_Contents">Estruturação semântica das páginas, garantindo organização, acessibilidade e compatibilidade entre navegadore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SS3 + TailwindCSS</text:span></text:p>
          </table:table-cell>
          <table:table-cell table:style-name="Tabela1.A1" office:value-type="string">
            <text:p text:style-name="Table_20_Contents">Estilização moderna com foco em responsividade. O uso de TailwindCSS permite a criação rápida de interfaces limpas e adaptáveis, utilizando classes utilitárias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JavaScript (puro)</text:span></text:p>
          </table:table-cell>
          <table:table-cell table:style-name="Tabela1.A1" office:value-type="string">
            <text:p text:style-name="Table_20_Contents">Lógica do sistema no lado do cliente, incluindo validações, interações com a interface e manipulação dinâmica do conteúdo (DOM)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LocalStorage</text:span></text:p>
          </table:table-cell>
          <table:table-cell table:style-name="Tabela1.A1" office:value-type="string">
            <text:p text:style-name="Table_20_Contents">Armazenamento local de dados diretamente no navegador, garantindo persistência temporária sem necessidade de banco de dados extern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SweetAlert2</text:span></text:p>
          </table:table-cell>
          <table:table-cell table:style-name="Tabela1.A1" office:value-type="string">
            <text:p text:style-name="Table_20_Contents">Exibição de alertas personalizados, como mensagens de sucesso, erro e confirmação, oferecendo uma melhor experiência visual ao utilizador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irebase (opcional)</text:span></text:p>
          </table:table-cell>
          <table:table-cell table:style-name="Tabela1.A1" office:value-type="string">
            <text:p text:style-name="Table_20_Contents">Planejado para futura implementação de autenticação baseada em nuvem, com o objetivo de aumentar a segurança e facilitar o controle de acesso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Vercel</text:span></text:p>
          </table:table-cell>
          <table:table-cell table:style-name="Tabela1.A1" office:value-type="string">
            <text:p text:style-name="Table_20_Contents">Plataforma de <text:span text:style-name="Strong_20_Emphasis">hospedagem gratuita e deploy contínuo</text:span>. Permite que o sistema esteja disponível online de forma prática, com atualizações automáticas a cada alteração no repositório, facilitando testes, demonstrações e uso em produção.</text:p>
          </table:table-cell>
        </table:table-row>
      </table:table>
      <text:p text:style-name="Horizontal_20_Line"/>
      <text:p text:style-name="Text_20_body">A inclusão da <text:span text:style-name="Strong_20_Emphasis">Vercel</text:span> como ambiente de hospedagem representa uma solução prática e eficaz para disponibilizar o <text:span text:style-name="Strong_20_Emphasis">Khosta Penal</text:span> online, sem custos, com suporte a projetos estáticos e integração direta com repositórios Git. Isso facilita o ciclo de desenvolvimento contínuo (CI/CD), mantendo o sistema sempre atualizado com as últimas modificações de forma automática.</text:p>
      <text:p text:style-name="Text_20_body">Dessa forma, o projeto mantém-se leve e acessível, sem depender de infraestrutura complexa, sendo ideal para instituições que buscam digitalizar seus processos sem altos investimentos iniciais.</text:p>
      <text:p text:style-name="Horizontal_20_Line"/>
      <text:p text:style-name="Text_20_body">Caso deseje, posso agora seguir para o próximo capítulo: <text:span text:style-name="Strong_20_Emphasis">6. Interfaces do Sistema</text:span>, descrevendo cada tela e sua funcionalidade. Deseja continuar?</text:p>
      <text:p text:style-name="Text_20_body"><text:span text:style-name="Strong_20_Emphasis"/></text:p>
      <text:h text:style-name="Heading_20_2" text:outline-level="2"><text:span text:style-name="Strong_20_Emphasis"/></text:h>
      <text:p text:style-name="Text_20_body"><text:span text:style-name="Strong_20_Emphasis">Claro! Abaixo está a seção 6. Conclusão, redigida de forma clara, formal e alinhada com o estilo das seções anteriores da documentação do Khosta Penal:</text:span></text:p>
      <text:p text:style-name="Horizontal_20_Line"/>
      <text:h text:style-name="Heading_20_2" text:outline-level="2">6. Conclusão</text:h>
      <text:p text:style-name="Text_20_body">A primeira fase do desenvolvimento do <text:span text:style-name="Strong_20_Emphasis">Khosta Penal</text:span> cumpriu com êxito os objetivos propostos, resultando em um sistema funcional, acessível e adaptado às necessidades básicas de gestão prisional. O foco desta etapa foi comprovar a viabilidade de uma solução digital simples e eficaz utilizando apenas tecnologias client-side.</text:p>
      <text:h text:style-name="Heading_20_3" text:outline-level="3"><text:soft-page-break/>Resultados Alcançados na Fase 1</text:h>
      <text:p text:style-name="Text_20_body">Durante esta fase inicial, os seguintes marcos foram atingidos:</text:p>
      <text:list text:style-name="L8">
        <text:list-item>
          <text:p text:style-name="P8"><text:span text:style-name="Strong_20_Emphasis">Sistema funcional com controle de acesso:</text:span><text:line-break/>A implementação de um mecanismo de login baseado em perfis de utilizador (administrador, agente, diretor) permitiu controlar o acesso às diferentes funcionalidades do sistema.</text:p>
        </text:list-item>
        <text:list-item>
          <text:p text:style-name="P8"><text:span text:style-name="Strong_20_Emphasis">Cadastro e listagem de prisioneiros:</text:span><text:line-break/>Funcionalidades de inserção, edição e visualização de reclusos foram desenvolvidas com sucesso, permitindo o gerenciamento básico da população carcerária.</text:p>
        </text:list-item>
        <text:list-item>
          <text:p text:style-name="P8"><text:span text:style-name="Strong_20_Emphasis">Geração de relatórios básicos:</text:span><text:line-break/>Relatórios administrativos simples foram implementados, permitindo visualizar informações por categoria, como tipo de crime e situação do prisioneiro.</text:p>
        </text:list-item>
        <text:list-item>
          <text:p text:style-name="P8"><text:span text:style-name="Strong_20_Emphasis">Interfaces separadas por permissões de usuário:</text:span><text:line-break/>A lógica de interface adaptada ao perfil do utilizador garante que cada grupo tenha acesso apenas às funcionalidades correspondentes às suas responsabilidades.</text:p>
        </text:list-item>
      </text:list>
      <text:p text:style-name="Text_20_body">Estes resultados demonstram o potencial da ferramenta para melhorar a organização interna, o acesso à informação e a segurança institucional.</text:p>
      <text:h text:style-name="Heading_20_3" text:outline-level="3">Perspectivas para Fases Futuras</text:h>
      <text:p text:style-name="Text_20_body">Apesar do sucesso obtido, o <text:span text:style-name="Strong_20_Emphasis">Khosta Penal</text:span> ainda pode ser significativamente aprimorado em fases subsequentes. Algumas direções estratégicas incluem:</text:p>
      <text:list text:style-name="L9">
        <text:list-item>
          <text:p text:style-name="P9"><text:span text:style-name="Strong_20_Emphasis">Migração para backend seguro:</text:span><text:line-break/>A substituição do armazenamento local por um backend robusto permitirá maior segurança, integridade dos dados e escalabilidade do sistema.</text:p>
        </text:list-item>
        <text:list-item>
          <text:p text:style-name="P9"><text:span text:style-name="Strong_20_Emphasis">Controle de sessões com tokens:</text:span><text:line-break/>A implementação de autenticação baseada em tokens (como JWT) poderá garantir maior proteção contra acessos indevidos, além de permitir sessões persistentes e auditáveis.</text:p>
        </text:list-item>
        <text:list-item>
          <text:p text:style-name="P9"><text:span text:style-name="Strong_20_Emphasis">Integração com bancos de dados reais:</text:span><text:line-break/>A conexão com sistemas de banco de dados (MySQL, PostgreSQL ou MongoDB, por exemplo) proporcionará maior persistência, consistência dos dados e possibilidade de relatórios avançados.</text:p>
        </text:list-item>
      </text:list>
      <text:p text:style-name="Horizontal_20_Line"/>
      <text:p text:style-name="Text_20_body">Com base na base sólida construída nesta fase inicial, o projeto <text:span text:style-name="Strong_20_Emphasis">Khosta Penal</text:span> está preparado para evoluir em direção a uma solução completa, segura e escalável, capaz de atender às exigências reais de instituições prisionais de pequeno a grande porte.</text:p>
      <text:p text:style-name="Horizontal_20_Line"/>
      <text:p text:style-name="Text_20_body">Se desejar, posso agora preparar a seção final de <text:span text:style-name="Strong_20_Emphasis">Referências</text:span>, ou compilar todas as partes em um único documento completo. Como deseja prosseguir?</text:p>
      <text:p text:style-name="Text_20_body"><text:span text:style-name="Strong_20_Emphasis"/></text:p>
      <text:p text:style-name="Horizontal_20_Line"/>
      <text:p text:style-name="P10"><text:soft-page-break/><text:span text:style-name="Strong_20_Emphasis">Claro! Abaixo está a seção 7. Referências Bibliográficas, elaborada conforme as normas da APA (7ª edição), com foco em fontes pertinentes ao desenvolvimento web, design de interfaces e tecnologias utilizadas no projeto Khosta Penal. Caso tenha fontes específicas que você utilizou (livros, artigos, sites), posso complementar.</text:span></text:p>
      <text:p text:style-name="Horizontal_20_Line"/>
      <text:h text:style-name="Heading_20_2" text:outline-level="2">7. Referências Bibliográficas</text:h>
      <text:p text:style-name="Text_20_body">Mozilla Foundation. (2023). <text:span text:style-name="Emphasis">HTML: HyperText Markup Language</text:span>. MDN Web Docs. <text:a xlink:type="simple" xlink:href="https://developer.mozilla.org/en-US/docs/Web/HTML" text:style-name="Internet_20_link" text:visited-style-name="Visited_20_Internet_20_Link">https://developer.mozilla.org/en-US/docs/Web/HTML</text:a></text:p>
      <text:p text:style-name="Text_20_body">Mozilla Foundation. (2023). <text:span text:style-name="Emphasis">CSS: Cascading Style Sheets</text:span>. MDN Web Docs. <text:a xlink:type="simple" xlink:href="https://developer.mozilla.org/en-US/docs/Web/CSS" text:style-name="Internet_20_link" text:visited-style-name="Visited_20_Internet_20_Link">https://developer.mozilla.org/en-US/docs/Web/CSS</text:a></text:p>
      <text:p text:style-name="Text_20_body">Mozilla Foundation. (2023). <text:span text:style-name="Emphasis">JavaScript</text:span>. MDN Web Docs. <text:a xlink:type="simple" xlink:href="https://developer.mozilla.org/en-US/docs/Web/JavaScript" text:style-name="Internet_20_link" text:visited-style-name="Visited_20_Internet_20_Link">https://developer.mozilla.org/en-US/docs/Web/JavaScript</text:a></text:p>
      <text:p text:style-name="Text_20_body">Tailwind Labs. (2024). <text:span text:style-name="Emphasis">Tailwind CSS Documentation</text:span>. <text:a xlink:type="simple" xlink:href="https://tailwindcss.com/docs" text:style-name="Internet_20_link" text:visited-style-name="Visited_20_Internet_20_Link">https://tailwindcss.com/docs</text:a></text:p>
      <text:p text:style-name="Text_20_body">SweetAlert2. (2024). <text:span text:style-name="Emphasis">SweetAlert2: Beautiful, responsive, customizable replacement for JavaScript’s popup boxes</text:span>. <text:a xlink:type="simple" xlink:href="https://sweetalert2.github.io/" text:style-name="Internet_20_link" text:visited-style-name="Visited_20_Internet_20_Link">https://sweetalert2.github.io/</text:a></text:p>
      <text:p text:style-name="Text_20_body">W3C. (2023). <text:span text:style-name="Emphasis">Web Storage (LocalStorage) API</text:span>. <text:a xlink:type="simple" xlink:href="https://www.w3.org/TR/webstorage/" text:style-name="Internet_20_link" text:visited-style-name="Visited_20_Internet_20_Link">https://www.w3.org/TR/webstorage/</text:a></text:p>
      <text:p text:style-name="Text_20_body">Firebase. (2024). <text:span text:style-name="Emphasis">Firebase Authentication Documentation</text:span>. <text:a xlink:type="simple" xlink:href="https://firebase.google.com/docs/auth" text:style-name="Internet_20_link" text:visited-style-name="Visited_20_Internet_20_Link">https://firebase.google.com/docs/auth</text:a></text:p>
      <text:p text:style-name="Text_20_body">Vercel. (2024). <text:span text:style-name="Emphasis">Vercel Documentation</text:span>. <text:a xlink:type="simple" xlink:href="https://vercel.com/docs" text:style-name="Internet_20_link" text:visited-style-name="Visited_20_Internet_20_Link">https://vercel.com/docs</text:a></text:p>
      <text:p text:style-name="Text_20_body">Pressman, R. S., &amp; Maxim, B. R. (2016). <text:span text:style-name="Emphasis">Engenharia de Software</text:span> (8ª ed.). McGraw-Hill.</text:p>
      <text:p text:style-name="Text_20_body">Nielsen, J. (1994). <text:span text:style-name="Emphasis">Usability engineering</text:span>. Morgan Kaufmann.</text:p>
      <text:p text:style-name="Horizontal_20_Line"/>
      <text:p text:style-name="Text_20_body">Se você quiser adicionar referências específicas como artigos científicos, manuais institucionais ou livros técnicos utilizados diretamente, posso incluí-los na formatação correta também.</text:p>
      <text:p text:style-name="Text_20_body">Deseja que eu compile agora todas as seções do projeto “Khosta Penal” em um único documento pronto para entrega?</text:p>
      <text:p text:style-name="P10"><text:span text:style-name="Strong_20_Emphasis"/></text:p>
      <text:p text:style-name="P11">Excelente pergunta! Quando você opta por mover a seção <text:span text:style-name="Strong_20_Emphasis">"Interfaces do Sistema"</text:span> para os <text:span text:style-name="Strong_20_Emphasis">Apêndices</text:span>, isso permite manter o corpo principal do documento mais conciso, enquanto disponibiliza descrições visuais detalhadas (e prints, se houver) em uma parte separada — ideal em projetos com foco acadêmico ou técnico.</text:p>
      <text:p text:style-name="Text_20_body">Aqui está como ficaria a seção no <text:span text:style-name="Strong_20_Emphasis">formato de apêndice</text:span>:</text:p>
      <text:p text:style-name="Horizontal_20_Line"/>
      <text:h text:style-name="Heading_20_2" text:outline-level="2"><text:soft-page-break/>Apêndice A – Interfaces do Sistema</text:h>
      <text:p text:style-name="Text_20_body">Este apêndice apresenta as principais interfaces gráficas do sistema <text:span text:style-name="Strong_20_Emphasis">Khosta Penal</text:span>, com descrições das funcionalidades disponíveis em cada tela. A exibição e disponibilidade das funcionalidades variam de acordo com o tipo de utilizador (administrador, agente prisional ou diretor).</text:p>
      <text:p text:style-name="Quotations"><text:span text:style-name="Strong_20_Emphasis">Nota:</text:span> Prints de tela podem ser inseridos abaixo de cada descrição, conforme as capturas forem obtidas.</text:p>
      <text:p text:style-name="Horizontal_20_Line"/>
      <text:h text:style-name="Heading_20_3" text:outline-level="3">A.1 Tela de Login (<text:span text:style-name="Source_20_Text">index.html</text:span>)</text:h>
      <text:p text:style-name="Text_20_body"><text:span text:style-name="Strong_20_Emphasis">Descrição:</text:span><text:line-break/>Tela inicial do sistema, onde o utilizador informa suas credenciais para acesso. Após login bem-sucedido, o utilizador é redirecionado ao painel correspondente ao seu perfil.</text:p>
      <text:p text:style-name="Text_20_body"><text:span text:style-name="Strong_20_Emphasis">Funcionalidades:</text:span></text:p>
      <text:list text:style-name="L10">
        <text:list-item>
          <text:p text:style-name="P12">Campo de nome de utilizador.</text:p>
        </text:list-item>
        <text:list-item>
          <text:p text:style-name="P12">Seleção do tipo de utilizador (admin, agente, diretor).</text:p>
        </text:list-item>
        <text:list-item>
          <text:p text:style-name="P12">Botão de login com validação.</text:p>
        </text:list-item>
        <text:list-item>
          <text:p text:style-name="P12">Alertas visuais em caso de erro.</text:p>
        </text:list-item>
      </text:list>
      <text:p text:style-name="Horizontal_20_Line"/>
      <text:h text:style-name="Heading_20_3" text:outline-level="3">A.2 Dashboard (<text:span text:style-name="Source_20_Text">dashboard.html</text:span>)</text:h>
      <text:p text:style-name="Text_20_body"><text:span text:style-name="Strong_20_Emphasis">Descrição:</text:span><text:line-break/>Painel central que serve como ponto de partida após o login. Exibe atalhos para as funções disponíveis de acordo com o perfil de utilizador.</text:p>
      <text:p text:style-name="Text_20_body"><text:span text:style-name="Strong_20_Emphasis">Funcionalidades:</text:span></text:p>
      <text:list text:style-name="L11">
        <text:list-item>
          <text:p text:style-name="P13">Acesso rápido a módulos como cadastro, relatórios, visitantes, etc.</text:p>
        </text:list-item>
        <text:list-item>
          <text:p text:style-name="P13">Visualização de dados resumidos (número de prisioneiros, por exemplo).</text:p>
        </text:list-item>
        <text:list-item>
          <text:p text:style-name="P13">Ícones ou botões estilizados com TailwindCSS para navegação.</text:p>
        </text:list-item>
      </text:list>
      <text:p text:style-name="Horizontal_20_Line"/>
      <text:h text:style-name="Heading_20_3" text:outline-level="3">A.3 Cadastro de Prisioneiro (<text:span text:style-name="Source_20_Text">cadastro.html</text:span>)</text:h>
      <text:p text:style-name="Text_20_body"><text:span text:style-name="Strong_20_Emphasis">Descrição:</text:span><text:line-break/>Tela para registrar novos prisioneiros ou editar registros existentes.</text:p>
      <text:p text:style-name="Text_20_body"><text:span text:style-name="Strong_20_Emphasis">Funcionalidades:</text:span></text:p>
      <text:list text:style-name="L12">
        <text:list-item>
          <text:p text:style-name="P14">Formulário com campos como nome, crime, tempo de pena, etc.</text:p>
        </text:list-item>
        <text:list-item>
          <text:p text:style-name="P14">Botões para salvar, cancelar e limpar formulário.</text:p>
        </text:list-item>
        <text:list-item>
          <text:p text:style-name="P14">Feedback visual após operações com SweetAlert2.</text:p>
        </text:list-item>
      </text:list>
      <text:p text:style-name="Horizontal_20_Line"><text:soft-page-break/></text:p>
      <text:h text:style-name="Heading_20_3" text:outline-level="3">A.4 Lista de Prisioneiros (<text:span text:style-name="Source_20_Text">lista.html</text:span>)</text:h>
      <text:p text:style-name="Text_20_body"><text:span text:style-name="Strong_20_Emphasis">Descrição:</text:span><text:line-break/>Exibição de todos os prisioneiros cadastrados no sistema, com filtros e ações específicas.</text:p>
      <text:p text:style-name="Text_20_body"><text:span text:style-name="Strong_20_Emphasis">Funcionalidades:</text:span></text:p>
      <text:list text:style-name="L13">
        <text:list-item>
          <text:p text:style-name="P15">Tabela interativa com dados principais.</text:p>
        </text:list-item>
        <text:list-item>
          <text:p text:style-name="P15">Filtros por nome, crime, situação, etc.</text:p>
        </text:list-item>
        <text:list-item>
          <text:p text:style-name="P15">Botões para editar ou excluir (conforme permissões do utilizador).</text:p>
        </text:list-item>
      </text:list>
      <text:p text:style-name="Horizontal_20_Line"/>
      <text:h text:style-name="Heading_20_3" text:outline-level="3">A.5 Relatórios (<text:span text:style-name="Source_20_Text">relatorios.html</text:span>)</text:h>
      <text:p text:style-name="Text_20_body"><text:span text:style-name="Strong_20_Emphasis">Descrição:</text:span><text:line-break/>Geração de relatórios administrativos e estatísticos, destinados a diretores e gestores.</text:p>
      <text:p text:style-name="Text_20_body"><text:span text:style-name="Strong_20_Emphasis">Funcionalidades:</text:span></text:p>
      <text:list text:style-name="L14">
        <text:list-item>
          <text:p text:style-name="P16">Filtros avançados (tipo de crime, tempo de pena, status do prisioneiro).</text:p>
        </text:list-item>
        <text:list-item>
          <text:p text:style-name="P16">Apresentação dos resultados em listas ou gráficos (quando implementado).</text:p>
        </text:list-item>
        <text:list-item>
          <text:p text:style-name="P16">Exportação de dados (futura funcionalidade opcional).</text:p>
        </text:list-item>
      </text:list>
      <text:p text:style-name="Horizontal_20_Line"/>
      <text:h text:style-name="Heading_20_3" text:outline-level="3">A.6 Controle de Visitantes (<text:span text:style-name="Source_20_Text">visitantes.html</text:span>) <text:span text:style-name="Emphasis">(Planejada)</text:span></text:h>
      <text:p text:style-name="Text_20_body"><text:span text:style-name="Strong_20_Emphasis">Descrição:</text:span><text:line-break/>Interface para controle de visitas aos reclusos. Esta funcionalidade encontra-se em desenvolvimento.</text:p>
      <text:p text:style-name="Text_20_body"><text:span text:style-name="Strong_20_Emphasis">Funcionalidades previstas:</text:span></text:p>
      <text:list text:style-name="L15">
        <text:list-item>
          <text:p text:style-name="P17">Cadastro de visitantes com vínculo ao prisioneiro.</text:p>
        </text:list-item>
        <text:list-item>
          <text:p text:style-name="P17">Registro de data e horário da visita.</text:p>
        </text:list-item>
        <text:list-item>
          <text:p text:style-name="P17">Histórico de visitas por prisioneiro.</text:p>
        </text:list-item>
      </text:list>
      <text:p text:style-name="Horizontal_20_Line"/>
      <text:h text:style-name="Heading_20_3" text:outline-level="3">A.7 Gerenciamento de Usuários (Admin)</text:h>
      <text:p text:style-name="Text_20_body"><text:span text:style-name="Strong_20_Emphasis">Descrição:</text:span><text:line-break/>Área exclusiva para administradores realizarem a gestão de contas de utilizador do sistema.</text:p>
      <text:p text:style-name="Text_20_body"><text:span text:style-name="Strong_20_Emphasis">Funcionalidades:</text:span></text:p>
      <text:list text:style-name="L16">
        <text:list-item>
          <text:p text:style-name="P18">Cadastro de novos utilizadores.</text:p>
        </text:list-item>
        <text:list-item>
          <text:p text:style-name="P18">Edição e exclusão de utilizadores existentes.</text:p>
        </text:list-item>
        <text:list-item>
          <text:p text:style-name="P18"><text:soft-page-break/>Definição de permissões conforme o tipo de utilizador.</text:p>
        </text:list-item>
      </text:list>
      <text:p text:style-name="Horizontal_20_Line"/>
      <text:p text:style-name="Quotations"><text:span text:style-name="Strong_20_Emphasis">Sugestão para inclusão de prints:</text:span><text:line-break/>Ao lado ou abaixo de cada descrição, insira imagens das páginas reais do sistema com legenda, por exemplo:<text:line-break/><text:span text:style-name="Source_20_Text">Figura A.1 – Tela de Login do Khosta Penal.</text:span><text:line-break/><text:span text:style-name="Source_20_Text">Figura A.2 – Dashboard principal para o perfil “Diretor”.</text:span></text:p>
      <text:p text:style-name="Horizontal_20_Line"/>
      <text:p text:style-name="Text_20_body">Se quiser, posso te ajudar a montar os <text:span text:style-name="Strong_20_Emphasis">prints com legenda</text:span> ou um <text:span text:style-name="Strong_20_Emphasis">índice para os apêndices</text:span>. Também posso gerar um <text:span text:style-name="Strong_20_Emphasis">modelo de arquivo DOCX ou PDF</text:span> com formatação adequada, caso deseje. Deseja isso?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7:26:52.373621670</meta:creation-date>
    <dc:date>2025-06-14T12:57:01.424041879</dc:date>
    <meta:editing-duration>PT3H11M40S</meta:editing-duration>
    <meta:editing-cycles>8</meta:editing-cycles>
    <meta:generator>LibreOffice/24.8.4.2$Linux_X86_64 LibreOffice_project/480$Build-2</meta:generator>
    <meta:document-statistic meta:table-count="1" meta:image-count="0" meta:object-count="0" meta:page-count="11" meta:paragraph-count="169" meta:word-count="2908" meta:character-count="20645" meta:non-whitespace-character-count="17957"/>
  </office:meta>
</office:document-meta>
</file>